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ingleValueEncoder.encode( Publisher &lt; ? extends T &gt; inputStream , DataBufferFactory bufferFactory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ingleValueEncoder.AbstractSingleValueEncoder(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